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ba4" officeooo:paragraph-rsid="00164ba4"/>
    </style:style>
    <style:style style:name="P2" style:family="paragraph" style:parent-style-name="Standard">
      <style:text-properties officeooo:rsid="0019757c" officeooo:paragraph-rsid="0019757c"/>
    </style:style>
    <style:style style:name="P3" style:family="paragraph" style:parent-style-name="Standard">
      <style:text-properties officeooo:rsid="001976ef" officeooo:paragraph-rsid="001976ef"/>
    </style:style>
    <style:style style:name="P4" style:family="paragraph" style:parent-style-name="Standard">
      <style:text-properties officeooo:rsid="001aeac1" officeooo:paragraph-rsid="001aeac1"/>
    </style:style>
    <style:style style:name="P5" style:family="paragraph" style:parent-style-name="Standard">
      <style:text-properties officeooo:rsid="001aeac1" officeooo:paragraph-rsid="00225572"/>
    </style:style>
    <style:style style:name="P6" style:family="paragraph" style:parent-style-name="Standard">
      <style:text-properties officeooo:rsid="001b69ac" officeooo:paragraph-rsid="001b69ac"/>
    </style:style>
    <style:style style:name="P7" style:family="paragraph" style:parent-style-name="Standard">
      <style:text-properties officeooo:rsid="001cfbb9" officeooo:paragraph-rsid="001cfbb9"/>
    </style:style>
    <style:style style:name="P8" style:family="paragraph" style:parent-style-name="Standard">
      <style:text-properties officeooo:rsid="00251b1d" officeooo:paragraph-rsid="00251b1d"/>
    </style:style>
    <style:style style:name="P9" style:family="paragraph" style:parent-style-name="Standard">
      <style:text-properties officeooo:rsid="002a0aa9" officeooo:paragraph-rsid="002a0aa9"/>
    </style:style>
    <style:style style:name="P10" style:family="paragraph" style:parent-style-name="Standard">
      <style:text-properties officeooo:rsid="002beece" officeooo:paragraph-rsid="002beece"/>
    </style:style>
    <style:style style:name="P11" style:family="paragraph" style:parent-style-name="Standard">
      <style:text-properties officeooo:rsid="002cf24a" officeooo:paragraph-rsid="002cf24a"/>
    </style:style>
    <style:style style:name="P12" style:family="paragraph" style:parent-style-name="Standard">
      <style:text-properties officeooo:rsid="002eaf3f" officeooo:paragraph-rsid="002eaf3f"/>
    </style:style>
    <style:style style:name="P13" style:family="paragraph" style:parent-style-name="Standard">
      <style:text-properties officeooo:rsid="002eaf3f" officeooo:paragraph-rsid="002ffe1f"/>
    </style:style>
    <style:style style:name="P14" style:family="paragraph" style:parent-style-name="Standard">
      <style:text-properties officeooo:rsid="003478e8" officeooo:paragraph-rsid="003478e8"/>
    </style:style>
    <style:style style:name="P15" style:family="paragraph" style:parent-style-name="Preformatted_20_Text">
      <style:text-properties officeooo:rsid="0035f649" officeooo:paragraph-rsid="0035f649"/>
    </style:style>
    <style:style style:name="P16" style:family="paragraph" style:parent-style-name="Standard">
      <style:text-properties officeooo:rsid="0035f649" officeooo:paragraph-rsid="0035f649"/>
    </style:style>
    <style:style style:name="P17" style:family="paragraph" style:parent-style-name="Preformatted_20_Text">
      <style:text-properties officeooo:rsid="0035f649" officeooo:paragraph-rsid="0035f649"/>
    </style:style>
    <style:style style:name="T1" style:family="text">
      <style:text-properties officeooo:rsid="0019757c"/>
    </style:style>
    <style:style style:name="T2" style:family="text">
      <style:text-properties officeooo:rsid="00225572"/>
    </style:style>
    <style:style style:name="T3" style:family="text">
      <style:text-properties officeooo:rsid="002428de"/>
    </style:style>
    <style:style style:name="T4" style:family="text">
      <style:text-properties officeooo:rsid="00306989"/>
    </style:style>
    <style:style style:name="T5" style:family="text">
      <style:text-properties officeooo:rsid="003143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ho - display a line of text</text:p>
      <text:p text:style-name="P1"><text:tab/></text:p>
      <text:p text:style-name="P1">tee <text:s/>- <text:s/>read from standard input and write to standard output and files</text:p>
      <text:p text:style-name="P1"/>
      <text:p text:style-name="P1">chmod - change file mode bits<text:line-break/><text:line-break/>当文件夹为空时删除文件夹：rmdir filename<text:line-break/>当文件夹不为空时删除文件夹<text:span text:style-name="T1">： rm -rf filename</text:span></text:p>
      <text:p text:style-name="P2">git status – 用来查看哪些文件处在什么状态</text:p>
      <text:p text:style-name="P3">diff - </text:p>
      <text:p text:style-name="P3">git commit - </text:p>
      <text:p text:style-name="P3">git commit -m ‘information’ - </text:p>
      <text:p text:style-name="P3">git commit -a -m ‘information’ - </text:p>
      <text:p text:style-name="P4">git rm ‘filename’ - </text:p>
      <text:p text:style-name="P6">git rm -f ‘filename’ - </text:p>
      <text:p text:style-name="P6">git rm –cached ‘filename’ - </text:p>
      <text:p text:style-name="P7">git commit –allow-empty - </text:p>
      <text:p text:style-name="P7"/>
      <text:p text:style-name="P7">ls - 列出当前路径下的所有可视文件</text:p>
      <text:p text:style-name="P4">ls -a - 列出当前路径下所有的文件，包括 . 开头的文件<text:line-break/>ls -l - 详细列出所有可视文件 (long list format)</text:p>
      <text:p text:style-name="P4"/>
      <text:p text:style-name="P5">cd path - 跳转路径<text:line-break/><text:span text:style-name="T2">clear – 清除终端内容</text:span></text:p>
      <text:p text:style-name="P5">cd ~ - 跳转到<text:span text:style-name="T2">Home路径下</text:span></text:p>
      <text:p text:style-name="P5">pwd - 打印当前所在路径<text:span text:style-name="T2"><text:line-break/>mv src</text:span><text:span text:style-name="T3">Path dstPath – 移动文件或者文件夹<text:line-break/>mv * dstPath – 使用通配符*表示当前路径下所有文件移动到目标文件夹中</text:span></text:p>
      <text:p text:style-name="P9">rm filename - </text:p>
      <text:p text:style-name="P9">rmdir directoryname</text:p>
      <text:p text:style-name="P9">rm -r directoryname</text:p>
      <text:p text:style-name="P10">cp srcfilename dstfilename - </text:p>
      <text:p text:style-name="P10">cp srcfilename directoryname - <text:s/></text:p>
      <text:p text:style-name="P10">mv filename filename - </text:p>
      <text:p text:style-name="P10">mv directoryname directoryname - </text:p>
      <text:p text:style-name="P5"/>
      <text:p text:style-name="P5"/>
      <text:p text:style-name="P8">date - </text:p>
      <text:p text:style-name="P8">whoami - </text:p>
      <text:p text:style-name="P8">who - </text:p>
      <text:p text:style-name="P8">w - </text:p>
      <text:p text:style-name="P11">exit</text:p>
      <text:p text:style-name="P11"/>
      <text:p text:style-name="P12">ls -l</text:p>
      <text:p text:style-name="P12">-rwxrw-r-- 1 username groupname 123 feb 03 13:12 file.txt</text:p>
      <text:p text:style-name="P12">-：第一个位置如果是-表示常规文件，如果是d表示文件夹，如果是l表示符号链接</text:p>
      <text:p text:style-name="P12">rwx：这三个位置表示文件所有者即user的权限，可读可写可执行</text:p>
      <text:p text:style-name="P12"><text:soft-page-break/>rw-：这三个位置表示组内成员的权限</text:p>
      <text:p text:style-name="P12">r--：这三个位置表示其他所有者的权限</text:p>
      <text:p text:style-name="P12">1：这个表示hard links的数量</text:p>
      <text:p text:style-name="P12">username：表示文件所有者的名字</text:p>
      <text:p text:style-name="P12">groupname：表示组内成员名称</text:p>
      <text:p text:style-name="P12">123：表示文件的大小</text:p>
      <text:p text:style-name="P12"/>
      <text:p text:style-name="P12">chmod的用法示例：</text:p>
      <text:p text:style-name="P13">4——可读</text:p>
      <text:p text:style-name="P13">2——可写</text:p>
      <text:p text:style-name="P13">1——可执行</text:p>
      <text:p text:style-name="P12">chmod 644 file.htm——表示owner权限设置为可读可写，group和other权限设置为可读</text:p>
      <text:p text:style-name="P12">chmod -<text:span text:style-name="T4">R 755 directory——表示把directory内所有文件权限都改为755</text:span></text:p>
      <text:p text:style-name="P12">chmod u<text:span text:style-name="T4">=rw image.jpe——表示只改变owner权限为可读可写</text:span></text:p>
      <text:p text:style-name="P12"/>
      <text:p text:style-name="P12"/>
      <text:p text:style-name="P12">-c , <text:span text:style-name="T5">--changes——详细模式，仅当修改文件时输出诊断信息</text:span></text:p>
      <text:p text:style-name="P12">-<text:span text:style-name="T5">v , --verbose——详细模式，输出诊断信息（文件不作修改时也输出）</text:span></text:p>
      <text:p text:style-name="P12">-<text:span text:style-name="T5">f , --silent , --quiet——安静模式，不输出错误信息</text:span></text:p>
      <text:p text:style-name="P12">-<text:span text:style-name="T5">R , --recursive——递归执行修改操作</text:span></text:p>
      <text:p text:style-name="P12"/>
      <text:p text:style-name="P12">.bashrc——用户登录时执行的脚本，包含了一系列对终端窗口的配置</text:p>
      <text:p text:style-name="P12">source .bashrc——保存并运行.bashrc文件<text:line-break/>alias wmi=’whoani’——设置别名</text:p>
      <text:p text:style-name="P14">explort PATH=”/user/lib/ccache:$PATH”——在.bashrc末尾添加，修改gcc编译路径</text:p>
      <text:p text:style-name="P14"/>
      <text:p text:style-name="P14"/>
      <text:p text:style-name="P12"/>
      <text:p text:style-name="P16">Debug Bash Scripts</text:p>
      <text:p text:style-name="P16">1、使用断言（assertion）</text:p>
      <text:p text:style-name="P15">echo "function_name(): value of \\$var is ${var}"</text:p>
      <text:p text:style-name="P15"/>
      <text:p text:style-name="P15">脚本的两种执行方式：</text:p>
      <text:p text:style-name="P15">1、bash filename</text:p>
      <text:p text:style-name="P15">2、chmod +x filename</text:p>
      <text:p text:style-name="P15"><text:s text:c="3"/>./filename</text:p>
      <text:p text:style-name="P15"/>
      <text:p text:style-name="P16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0:21:21.884834879</meta:creation-date>
    <meta:generator>LibreOffice/24.2.2.2$Linux_X86_64 LibreOffice_project/420$Build-2</meta:generator>
    <dc:date>2024-05-18T15:38:40.219746970</dc:date>
    <meta:editing-duration>PT9H30M22S</meta:editing-duration>
    <meta:editing-cycles>16</meta:editing-cycles>
    <meta:document-statistic meta:table-count="0" meta:image-count="0" meta:object-count="0" meta:page-count="2" meta:paragraph-count="61" meta:word-count="678" meta:character-count="1650" meta:non-whitespace-character-count="1469"/>
  </office:meta>
</office:document-meta>
</file>